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88cm"/>
    </style:style>
    <style:style style:name="gr8" style:family="graphic" style:parent-style-name="objectwithoutfill">
      <style:graphic-properties draw:marker-end="Short_20_line_20_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254cm" svg:height="1.27cm" svg:x="3.03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28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54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79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66cm" svg:y1="6.334cm" svg:x2="9.763cm" svg:y2="3.286cm">
          <text:p/>
        </draw:line>
        <draw:line draw:style-name="gr3" draw:text-style-name="P1" draw:layer="layout" svg:x1="4.556cm" svg:y1="6.842cm" svg:x2="5.953cm" svg:y2="6.842cm">
          <text:p/>
        </draw:line>
        <draw:frame draw:style-name="gr4" draw:text-style-name="P3" draw:layer="layout" svg:width="0.828cm" svg:height="0.526cm" svg:x="4.683cm" svg:y="6.316cm">
          <draw:text-box>
            <text:p><text:span text:style-name="T1">Init</text:span></text:p>
          </draw:text-box>
        </draw:fram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custom-shape draw:style-name="gr5" draw:text-style-name="P2" draw:layer="layout" svg:width="0.254cm" svg:height="1.143cm" svg:x="3.032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286cm" svg:y="8.49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54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794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4.048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27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778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9.4cm" svg:x2="5.953cm" svg:y2="9.4cm">
          <text:p/>
        </draw:line>
        <draw:frame draw:style-name="gr4" draw:text-style-name="P3" draw:layer="layout" svg:width="0.993cm" svg:height="0.526cm" svg:x="4.683cm" svg:y="8.874cm">
          <draw:text-box>
            <text:p><text:span text:style-name="T1">Shif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938cm" svg:height="0.526cm" svg:x="8.427cm" svg:y="6.824cm">
          <draw:text-box>
            <text:p><text:span text:style-name="T1">Add</text:span></text:p>
          </draw:text-box>
        </draw:frame>
        <draw:custom-shape draw:style-name="gr5" draw:text-style-name="P2" draw:layer="layout" svg:width="0.254cm" svg:height="1.143cm" svg:x="3.032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3.286cm" svg:y="11.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3.54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794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4.048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2.27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524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77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1.94cm" svg:x2="5.953cm" svg:y2="11.94cm">
          <text:p/>
        </draw:line>
        <draw:frame draw:style-name="gr4" draw:text-style-name="P3" draw:layer="layout" svg:width="0.993cm" svg:height="0.526cm" svg:x="4.683cm" svg:y="11.414cm">
          <draw:text-box>
            <text:p><text:span text:style-name="T1">Shift</text:span></text:p>
          </draw:text-box>
        </draw:fram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444cm" svg:y="10.507cm">
          <draw:text-box>
            <text:p><text:span text:style-name="T1">Add</text:span></text:p>
          </draw:text-box>
        </draw:frame>
        <draw:custom-shape draw:style-name="gr2" draw:text-style-name="P2" draw:layer="layout" svg:width="0.254cm" svg:height="1.27cm" svg:x="2.27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85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08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33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6.58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2.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2.52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2.39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2.2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2.5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2.2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2.5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2.39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8.61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1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4.8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4.68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5.06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49cm" svg:y="8.74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5.1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334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6.588cm" svg:y="11.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7.604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1.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1.41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1.28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1.1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1.4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1.1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1.41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1.28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9.8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0.14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0.14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0.1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9.76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0.14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0.1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0.27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9.00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8.87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8.4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9.12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9.00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9.00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9.12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9.12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032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3.286cm" svg:y="13.95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54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794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27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52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4.589cm" svg:x2="5.953cm" svg:y2="14.589cm">
          <text:p/>
        </draw:line>
        <draw:frame draw:style-name="gr4" draw:text-style-name="P3" draw:layer="layout" svg:width="0.993cm" svg:height="0.526cm" svg:x="4.683cm" svg:y="14.063cm">
          <draw:text-box>
            <text:p><text:span text:style-name="T1">Shift</text:span></text:p>
          </draw:text-box>
        </draw:frame>
        <draw:custom-shape draw:style-name="gr5" draw:text-style-name="P2" draw:layer="layout" svg:width="0.254cm" svg:height="1.143cm" svg:x="6.08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6.334cm" svg:y="13.95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35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7.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7.76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7.63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7.5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7.7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7.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7.7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7.63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6.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6.4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6.49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6.4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6.11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6.49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6.49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6.62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15.3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15.22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4.84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5.47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5.35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15.3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5.47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5.47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9.89cm" svg:y="14.3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10.144cm" svg:y="14.33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4.0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3.4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4.4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16cm" svg:y="14.3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4.08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4.3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39cm" svg:y1="14.589cm" svg:x2="9.636cm" svg:y2="15.732cm">
          <text:p/>
        </draw:lin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571cm" svg:y="14.444cm">
          <draw:text-box>
            <text:p><text:span text:style-name="T1">Add</text:span></text:p>
          </draw:text-box>
        </draw:frame>
        <draw:custom-shape draw:style-name="gr6" draw:text-style-name="P2" draw:layer="layout" svg:width="0.254cm" svg:height="0.254cm" svg:x="2.27cm" svg:y="7.47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524cm" svg:y="7.47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778cm" svg:y="7.47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032cm" svg:y="7.47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286cm" svg:y="7.47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54cm" svg:y="7.47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794cm" svg:y="7.47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4.048cm" svg:y="7.47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3.66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3.66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3.66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652cm" svg:y="3.66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3.66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3.66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3.66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3.66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18.90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18.90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18.9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0.254cm" svg:x="10.652cm" svg:y="18.90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18.90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18.9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18.90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18.90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7cm" svg:height="0.526cm" svg:x="2.016cm" svg:y="7.71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3.90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19.143cm">
          <draw:text-box>
            <text:p><text:span text:style-name="T1">Indices</text:span></text:p>
          </draw:text-box>
        </draw:frame>
        <draw:frame draw:style-name="gr7" draw:text-style-name="P4" draw:layer="layout" svg:width="4.826cm" svg:height="1.039cm" svg:x="4.302cm" svg:y="18.526cm">
          <draw:text-box>
            <text:p text:style-name="P4"><text:span text:style-name="T2">PRN with index 3 in the alphabet was received first</text:span></text:p>
          </draw:text-box>
        </draw:frame>
        <draw:line draw:style-name="gr8" draw:text-style-name="P1" draw:layer="layout" svg:x1="9.636cm" svg:y1="19.034cm" svg:x2="8.874cm" svg:y2="19.034cm">
          <text:p/>
        </draw:line>
        <draw:frame draw:style-name="gr4" draw:text-style-name="P5" draw:layer="layout" svg:width="7.682cm" svg:height="0.725cm" svg:x="2.081cm" svg:y="1.672cm">
          <draw:text-box>
            <text:p><text:span text:style-name="T3">Synchronization of PRN and message</text:span></text:p>
          </draw:text-box>
        </draw:frame>
        <draw:frame draw:style-name="gr4" draw:text-style-name="P4" draw:layer="layout" svg:width="4.371cm" svg:height="0.645cm" svg:x="2.143cm" svg:y="2.26cm">
          <draw:text-box>
            <text:p><text:span text:style-name="T2">Identifying a point in time</text:span></text:p>
          </draw:text-box>
        </draw:frame>
        <draw:line draw:style-name="gr3" draw:text-style-name="P1" draw:layer="layout" svg:x1="2.016cm" svg:y1="8.112cm" svg:x2="2.016cm" svg:y2="9.128cm">
          <text:p/>
        </draw:line>
        <draw:frame draw:style-name="gr4" draw:text-style-name="P3" draw:layer="layout" svg:width="1.006cm" svg:height="0.526cm" svg:x="1.127cm" svg:y="8.239cm">
          <draw:text-box>
            <text:p><text:span text:style-name="T1">Next</text:span></text:p>
          </draw:text-box>
        </draw:frame>
        <draw:line draw:style-name="gr3" draw:text-style-name="P1" draw:layer="layout" svg:x1="2.026cm" svg:y1="10.271cm" svg:x2="2.026cm" svg:y2="11.287cm">
          <text:p/>
        </draw:line>
        <draw:frame draw:style-name="gr4" draw:text-style-name="P3" draw:layer="layout" svg:width="1.006cm" svg:height="0.526cm" svg:x="1.137cm" svg:y="10.398cm">
          <draw:text-box>
            <text:p><text:span text:style-name="T1">Next</text:span></text:p>
          </draw:text-box>
        </draw:frame>
        <draw:line draw:style-name="gr3" draw:text-style-name="P1" draw:layer="layout" svg:x1="2.016cm" svg:y1="12.684cm" svg:x2="2.016cm" svg:y2="13.7cm">
          <text:p/>
        </draw:line>
        <draw:frame draw:style-name="gr4" draw:text-style-name="P3" draw:layer="layout" svg:width="1.006cm" svg:height="0.526cm" svg:x="1.127cm" svg:y="12.811cm">
          <draw:text-box>
            <text:p><text:span text:style-name="T1">Next</text:span></text:p>
          </draw:text-box>
        </draw:frame>
        <draw:frame draw:style-name="gr4" draw:text-style-name="P3" draw:layer="layout" svg:width="0.976cm" svg:height="0.526cm" svg:x="1.127cm" svg:y="6.57cm">
          <draw:text-box>
            <text:p><text:span text:style-name="T1">Fi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Ultrafine_20_Dashed" draw:display-name="Ultrafine Dashed" draw:style="rect" draw:dots1="2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dou </meta:initial-creator>
    <meta:creation-date>2013-01-16T00:09:57</meta:creation-date>
    <dc:date>2013-01-16T01:22:22</dc:date>
    <dc:creator>Doudou </dc:creator>
    <meta:editing-duration>PT1H8M22S</meta:editing-duration>
    <meta:editing-cycles>10</meta:editing-cycles>
    <meta:generator>LibreOffice/3.5$Linux_X86_64 LibreOffice_project/350m1$Build-2</meta:generator>
    <meta:document-statistic meta:object-count="225"/>
  </office:meta>
</office:document-meta>
</file>